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Contacto.html</text:p>
      <text:p text:style-name="Normal">&lt;!DOCTYPE html&gt;</text:p>
      <text:p text:style-name="Normal"> &lt;html lang="es"&gt;</text:p>
      <text:p text:style-name="Normal"> &lt;head&gt;</text:p>
      <text:p text:style-name="Normal">     &lt;meta charset="UTF-8"&gt;</text:p>
      <text:p text:style-name="Normal">     &lt;meta name="viewport" content="width=device-width, initial-scale=1.0"&gt;</text:p>
      <text:p text:style-name="Normal">     &lt;link rel="stylesheet" href="style.css"&gt;</text:p>
      <text:p text:style-name="Normal">     &lt;title&gt;Contacto&lt;/title&gt;</text:p>
      <text:p text:style-name="Normal"> &lt;/head&gt;</text:p>
      <text:p text:style-name="Normal"> &lt;body&gt;</text:p>
      <text:p text:style-name="Normal">     &lt;nav&gt;</text:p>
      <text:p text:style-name="Normal">         &lt;ul&gt;</text:p>
      <text:p text:style-name="Normal">             &lt;li&gt;&lt;a href="index.html"&gt;Inicio&lt;/a&gt;&lt;/li&gt;</text:p>
      <text:p text:style-name="Normal">             &lt;li&gt;&lt;a href="quienes-somos.html"&gt;Quiénes Somos&lt;/a&gt;&lt;/li&gt;</text:p>
      <text:p text:style-name="Normal">             &lt;li&gt;&lt;a href="Servicios.html"&gt;Servicios&lt;/a&gt;&lt;/li&gt;</text:p>
      <text:p text:style-name="Normal">             &lt;li&gt;&lt;a href="donde-estamos.html"&gt;Dónde Estamos&lt;/a&gt;&lt;/li&gt;</text:p>
      <text:p text:style-name="Normal">             &lt;li&gt;&lt;a href="contacto.html"&gt;Contacto&lt;/a&gt;&lt;/li&gt;</text:p>
      <text:p text:style-name="Normal">         &lt;/ul&gt;</text:p>
      <text:p text:style-name="Normal">     &lt;/nav&gt;</text:p>
      <text:p text:style-name="Normal"> </text:p>
      <text:p text:style-name="Normal">     &lt;section class="formulario-contacto"&gt;</text:p>
      <text:p text:style-name="Normal">         &lt;h2&gt;Contacto&lt;/h2&gt;</text:p>
      <text:p text:style-name="Normal">         </text:p>
      <text:p text:style-name="Normal">         &lt;form&gt;</text:p>
      <text:p text:style-name="Normal">            &lt;label&gt;Nombre:&lt;/label&gt;</text:p>
      <text:p text:style-name="Normal">            &lt;input type="text" name="nombre" required&gt;</text:p>
      <text:p text:style-name="Normal">       <text:s/></text:p>
      <text:p text:style-name="Normal">            &lt;label&gt;Email:&lt;/label&gt;</text:p>
      <text:soft-page-break/>
      <text:p text:style-name="Normal">            &lt;input type="email" name="email" required&gt;</text:p>
      <text:p text:style-name="Normal">       <text:s/></text:p>
      <text:p text:style-name="Normal">            &lt;label&gt;Teléfono:&lt;/label&gt;</text:p>
      <text:p text:style-name="Normal">            &lt;input type="tel" name="telefono" required&gt;</text:p>
      <text:p text:style-name="Normal">       <text:s/></text:p>
      <text:p text:style-name="Normal">            &lt;label&gt;Producto de interés:&lt;/label&gt;</text:p>
      <text:p text:style-name="Normal">            &lt;select name="producto"&gt;</text:p>
      <text:p text:style-name="Normal">                &lt;option&gt;Pestañas Efecto Foxy&lt;/option&gt;</text:p>
      <text:p text:style-name="Normal">                &lt;option&gt;Pestañas Volumen Brasileño&lt;/option&gt;</text:p>
      <text:p text:style-name="Normal">                &lt;option&gt;Pestañas Volumen 5D&lt;/option&gt;</text:p>
      <text:p text:style-name="Normal">                &lt;option&gt;Pestañas Volumen Pelo a Pelo&lt;/option&gt;</text:p>
      <text:p text:style-name="Normal">            &lt;/select&gt;</text:p>
      <text:p text:style-name="Normal">       <text:s/></text:p>
      <text:p text:style-name="Normal">            &lt;label&gt;Comentarios:&lt;/label&gt;</text:p>
      <text:p text:style-name="Normal">            &lt;textarea name="comentarios"&gt;&lt;/textarea&gt;</text:p>
      <text:p text:style-name="Normal"> <text:s/></text:p>
      <text:p text:style-name="Normal">            &lt;label&gt;</text:p>
      <text:p text:style-name="Normal">                &lt;input type="checkbox" name="politica Privacidad" required&gt;</text:p>
      <text:p text:style-name="Normal">                Acepto la &lt;a href="Privacidad.html"&gt;Política de Privacidad&lt;/a&gt;</text:p>
      <text:p text:style-name="Normal">            &lt;/label&gt;</text:p>
      <text:p text:style-name="Normal"/>
      <text:p text:style-name="Normal">            &lt;button type="submit" class="boton"&gt;Enviar&lt;/button&gt;</text:p>
      <text:p text:style-name="Normal">        &lt;/form&gt;</text:p>
      <text:p text:style-name="Normal">       <text:s/></text:p>
      <text:p text:style-name="Normal"/>
      <text:p text:style-name="Normal">         &lt;!--  </text:p>
      <text:p text:style-name="Normal">         &lt;form&gt;</text:p>
      <text:p text:style-name="Normal">             &lt;label&gt;Nombre:&lt;/label&gt;</text:p>
      <text:soft-page-break/>
      <text:p text:style-name="Normal">             &lt;input type="text" name="nombre" required&gt;</text:p>
      <text:p text:style-name="Normal">             </text:p>
      <text:p text:style-name="Normal">             &lt;label&gt;Email:&lt;/label&gt;</text:p>
      <text:p text:style-name="Normal">             &lt;input type="email" name="email" required&gt;</text:p>
      <text:p text:style-name="Normal">             </text:p>
      <text:p text:style-name="Normal">             &lt;label&gt;Producto de interés:&lt;/label&gt;</text:p>
      <text:p text:style-name="Normal">             &lt;select name="producto"&gt;</text:p>
      <text:p text:style-name="Normal">                 &lt;option&gt;Pestañas Volumen&lt;/option&gt;</text:p>
      <text:p text:style-name="Normal">                 &lt;option&gt;Pestañas Mega Volumen&lt;/option&gt;</text:p>
      <text:p text:style-name="Normal">             &lt;/select&gt;</text:p>
      <text:p text:style-name="Normal">             </text:p>
      <text:p text:style-name="Normal">             &lt;label&gt;Comentarios:&lt;/label&gt;</text:p>
      <text:p text:style-name="Normal">             &lt;textarea name="comentarios"&gt;&lt;/textarea&gt;</text:p>
      <text:p text:style-name="Normal">             </text:p>
      <text:p text:style-name="Normal">             &lt;label&gt;</text:p>
      <text:p text:style-name="Normal">                 &lt;input type="checkbox" name="politica Privacidad" required&gt;</text:p>
      <text:p text:style-name="Normal">                 Acepto la &lt;a href="Privacidad.html"&gt;Política de Privacidad&lt;/a&gt;</text:p>
      <text:p text:style-name="Normal">             &lt;/label&gt;</text:p>
      <text:p text:style-name="Normal"> </text:p>
      <text:p text:style-name="Normal">             &lt;button type="submit"&gt;Enviar&lt;/button&gt;</text:p>
      <text:p text:style-name="Normal">         &lt;/form&gt;</text:p>
      <text:p text:style-name="Normal">          --&gt;</text:p>
      <text:p text:style-name="Normal">         &lt;p&gt;Síguenos en:&lt;/p&gt;</text:p>
      <text:p text:style-name="Normal">&lt;a href="https://www.instagram.com/ana_lashestudio/"&gt;</text:p>
      <text:p text:style-name="Normal">    &lt;img src="scr/Logo-insta.jpeg" alt="Instagram" style="height: 25px;"&gt;</text:p>
      <text:p text:style-name="Normal">&lt;/a&gt;</text:p>
      <text:p text:style-name="Normal">     &lt;/section&gt;</text:p>
      <text:p text:style-name="Normal"> </text:p>
      <text:soft-page-break/>
      <text:p text:style-name="Normal">     &lt;footer&gt;</text:p>
      <text:p text:style-name="Normal">         &lt;p&gt;</text:p>
      <text:p text:style-name="Normal">        &amp;copy; 2025 Ana Lahes | Creado por Claudia Contreras | Última actualización: Marzo 2025</text:p>
      <text:p text:style-name="Normal">        &lt;/p</text:p>
      <text:p text:style-name="Normal">     &lt;/footer&gt;</text:p>
      <text:p text:style-name="Normal"> &lt;/body&gt;</text:p>
      <text:p text:style-name="Normal"> &lt;/html&gt;</text:p>
      <text:p text:style-name="Normal"> 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ria villazón</meta:initial-creator>
    <dc:creator>maria villazón</dc:creator>
    <meta:creation-date>2025-03-11T14:48:00Z</meta:creation-date>
    <dc:date>2025-03-11T14:49:00Z</dc:date>
    <meta:template xlink:href="Normal" xlink:type="simple"/>
    <meta:editing-cycles>1</meta:editing-cycles>
    <meta:editing-duration>PT60S</meta:editing-duration>
    <meta:document-statistic meta:page-count="4" meta:paragraph-count="5" meta:word-count="455" meta:character-count="2954" meta:row-count="20" meta:non-whitespace-character-count="2504"/>
  </office:meta>
</office:document-meta>
</file>